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2.4189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2.2354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0" style:family="table-column">
      <style:table-column-properties fo:break-before="auto" style:column-width="1.5598in"/>
    </style:style>
    <style:style style:name="co11" style:family="table-column">
      <style:table-column-properties fo:break-before="auto" style:column-width="2.7819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2.6244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1.9854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8307in"/>
    </style:style>
    <style:style style:name="co19" style:family="table-column">
      <style:table-column-properties fo:break-before="auto" style:column-width="2.5181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56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84">
      <style:text-properties style:font-name="Arial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 style:data-style-name="N41"/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Arial" style:font-name-asian="Arial Unicode MS" style:font-name-complex="Arial Unicode MS"/>
    </style:style>
    <style:style style:name="ce8" style:family="table-cell" style:parent-style-name="Default" style:data-style-name="N41">
      <style:text-properties fo:font-weight="bold" style:font-weight-asian="bold" style:font-weight-complex="bold"/>
    </style:style>
  </office:automatic-styles>
  <office:body>
    <office:spreadsheet>
      <table:table table:name="Segment length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2M02S" calcext:value-type="time">
            <text:p>00:02:02</text:p>
          </table:table-cell>
          <table:table-cell table:style-name="ce4" table:formula="of:=[.C3]-[.C2]" office:value-type="time" office:time-value="PT00H12M28S" calcext:value-type="time">
            <text:p>00:12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4M30S" calcext:value-type="time">
            <text:p>00:14:30</text:p>
          </table:table-cell>
          <table:table-cell table:style-name="ce4" table:formula="of:=[.C4]-[.C3]" office:value-type="time" office:time-value="PT00H13M30S" calcext:value-type="time">
            <text:p>00:13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4" table:formula="of:=[.C5]-[.C4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2M40S" calcext:value-type="time">
            <text:p>00:32:40</text:p>
          </table:table-cell>
          <table:table-cell table:style-name="ce4" table:formula="of:=[.C6]-[.C5]" office:value-type="time" office:time-value="PT00H01M20S" calcext:value-type="time">
            <text:p>00:01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4M00S" calcext:value-type="time">
            <text:p>00:34:00</text:p>
          </table:table-cell>
          <table:table-cell table:style-name="ce4" table:formula="of:=[.C7]-[.C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4M20S" calcext:value-type="time">
            <text:p>00:34:20</text:p>
          </table:table-cell>
          <table:table-cell table:style-name="ce4" table:formula="of:=[.C8]-[.C7]" office:value-type="time" office:time-value="PT00H01M43S" calcext:value-type="time">
            <text:p>00:01:4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6M03S" calcext:value-type="time">
            <text:p>00:36:03</text:p>
          </table:table-cell>
          <table:table-cell table:style-name="ce4" table:formula="of:=[.C9]-[.C8]" office:value-type="time" office:time-value="PT00H00M33S" calcext:value-type="time">
            <text:p>00:00:3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6M36S" calcext:value-type="time">
            <text:p>00:36:36</text:p>
          </table:table-cell>
          <table:table-cell table:number-columns-repeated="54"/>
        </table:table-row>
        <table:table-row table:style-name="ro1">
          <table:table-cell/>
          <table:table-cell table:style-name="ce4" table:number-columns-repeated="2"/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C12]-[.C11]" office:value-type="time" office:time-value="PT00H08M59S" calcext:value-type="time">
            <text:p>00:08:5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10M10S" calcext:value-type="time">
            <text:p>00:10:10</text:p>
          </table:table-cell>
          <table:table-cell table:style-name="ce4" table:formula="of:=[.C13]-[.C12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style-name="ce4" office:value-type="time" office:time-value="PT00H12M40S" calcext:value-type="time">
            <text:p>00:12:40</text:p>
          </table:table-cell>
          <table:table-cell table:style-name="ce4" table:formula="of:=[.C14]-[.C13]" office:value-type="time" office:time-value="PT00H03M00S" calcext:value-type="time">
            <text:p>00:03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C15]-[.C14]" office:value-type="time" office:time-value="PT00H13M20S" calcext:value-type="time">
            <text:p>00:1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9M00S" calcext:value-type="time">
            <text:p>00:29:00</text:p>
          </table:table-cell>
          <table:table-cell table:style-name="ce4" table:formula="of:=[.C16]-[.C15]" office:value-type="time" office:time-value="PT00H13M55S" calcext:value-type="time">
            <text:p>00:13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42M55S" calcext:value-type="time">
            <text:p>00:42:55</text:p>
          </table:table-cell>
          <table:table-cell table:style-name="ce4" table:formula="of:=[.C17]-[.C16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45M25S" calcext:value-type="time">
            <text:p>00:45:25</text:p>
          </table:table-cell>
          <table:table-cell table:style-name="ce4" table:formula="of:=[.C18]-[.C17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C19]-[.C1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48M30S" calcext:value-type="time">
            <text:p>00:48:30</text:p>
          </table:table-cell>
          <table:table-cell table:style-name="ce4" table:formula="of:=[.C20]-[.C19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8M53S" calcext:value-type="time">
            <text:p>00:48:5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formula="of:=[.C23]-[.C22]" office:value-type="time" office:time-value="PT00H10M45S" calcext:value-type="time">
            <text:p>00:1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1M25S" calcext:value-type="time">
            <text:p>00:11:25</text:p>
          </table:table-cell>
          <table:table-cell table:style-name="ce4" table:formula="of:=[.C24]-[.C2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3M10S" calcext:value-type="time">
            <text:p>00:13:10</text:p>
          </table:table-cell>
          <table:table-cell table:style-name="ce4" table:formula="of:=[.C25]-[.C24]" office:value-type="time" office:time-value="PT00H04M05S" calcext:value-type="time">
            <text:p>00:04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17M15S" calcext:value-type="time">
            <text:p>00:17:15</text:p>
          </table:table-cell>
          <table:table-cell table:style-name="ce4" table:formula="of:=[.C26]-[.C25]" office:value-type="time" office:time-value="PT00H03M30S" calcext:value-type="time">
            <text:p>00:03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0M45S" calcext:value-type="time">
            <text:p>00:20:45</text:p>
          </table:table-cell>
          <table:table-cell table:style-name="ce4" table:formula="of:=[.C27]-[.C2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24M05S" calcext:value-type="time">
            <text:p>00:24:05</text:p>
          </table:table-cell>
          <table:table-cell table:style-name="ce4" table:formula="of:=[.C28]-[.C27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"BOARD OVERVIEW"?</text:p>
          </table:table-cell>
          <table:table-cell table:style-name="ce4" office:value-type="time" office:time-value="PT00H26M05S" calcext:value-type="time">
            <text:p>00:26:05</text:p>
          </table:table-cell>
          <table:table-cell table:style-name="ce4" table:formula="of:=[.C29]-[.C28]" office:value-type="time" office:time-value="PT00H02M13S" calcext:value-type="time">
            <text:p>00:02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28M18S" calcext:value-type="time">
            <text:p>00:28:18</text:p>
          </table:table-cell>
          <table:table-cell table:style-name="ce4" table:formula="of:=[.C30]-[.C29]" office:value-type="time" office:time-value="PT00H00M12S" calcext:value-type="time">
            <text:p>00:00:12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8M30S" calcext:value-type="time">
            <text:p>00:28:30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4" table:formula="of:=[.C33]-[.C32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4M40S" calcext:value-type="time">
            <text:p>00:04:40</text:p>
          </table:table-cell>
          <table:table-cell table:style-name="ce4" table:formula="of:=[.C34]-[.C33]" office:value-type="time" office:time-value="PT00H12M10S" calcext:value-type="time">
            <text:p>00:12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6M50S" calcext:value-type="time">
            <text:p>00:16:50</text:p>
          </table:table-cell>
          <table:table-cell table:style-name="ce4" table:formula="of:=[.C35]-[.C34]" office:value-type="time" office:time-value="PT00H09M40S" calcext:value-type="time">
            <text:p>00:09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C36]-[.C35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29M50S" calcext:value-type="time">
            <text:p>00:29:50</text:p>
          </table:table-cell>
          <table:table-cell table:style-name="ce4" table:formula="of:=[.C37]-[.C36]" office:value-type="time" office:time-value="PT00H00M50S" calcext:value-type="time">
            <text:p>00:00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30M40S" calcext:value-type="time">
            <text:p>00:30:40</text:p>
          </table:table-cell>
          <table:table-cell table:style-name="ce4" table:formula="of:=[.C38]-[.C37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2M25S" calcext:value-type="time">
            <text:p>00:32:25</text:p>
          </table:table-cell>
          <table:table-cell table:style-name="ce4" table:formula="of:=[.C39]-[.C38]" office:value-type="time" office:time-value="PT00H01M26S" calcext:value-type="time">
            <text:p>00:01:26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3M51S" calcext:value-type="time">
            <text:p>00:33:51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9S" calcext:value-type="time">
            <text:p>00:00:19</text:p>
          </table:table-cell>
          <table:table-cell table:style-name="ce4" table:formula="of:=[.C42]-[.C41]" office:value-type="time" office:time-value="PT00H07M56S" calcext:value-type="time">
            <text:p>00:07:5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C43]-[.C42]" office:value-type="time" office:time-value="PT00H07M25S" calcext:value-type="time">
            <text:p>00:07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C44]-[.C43]" office:value-type="time" office:time-value="PT00H05M50S" calcext:value-type="time">
            <text:p>00:05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21M30S" calcext:value-type="time">
            <text:p>00:21:30</text:p>
          </table:table-cell>
          <table:table-cell table:style-name="ce4" table:formula="of:=[.C45]-[.C44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1M50S" calcext:value-type="time">
            <text:p>00:21:50</text:p>
          </table:table-cell>
          <table:table-cell table:style-name="ce4" table:formula="of:=[.C46]-[.C45]" office:value-type="time" office:time-value="PT00H02M20S" calcext:value-type="time">
            <text:p>00:02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24M10S" calcext:value-type="time">
            <text:p>00:24:10</text:p>
          </table:table-cell>
          <table:table-cell table:style-name="ce4" table:formula="of:=[.C47]-[.C46]" office:value-type="time" office:time-value="PT00H03M43S" calcext:value-type="time">
            <text:p>00:03:4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27M53S" calcext:value-type="time">
            <text:p>00:27:53</text:p>
          </table:table-cell>
          <table:table-cell table:style-name="ce4" table:formula="of:=[.C48]-[.C47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8M16S" calcext:value-type="time">
            <text:p>00:28:1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07S" calcext:value-type="time">
            <text:p>00:00:07</text:p>
          </table:table-cell>
          <table:table-cell table:style-name="ce4" table:formula="of:=[.C51]-[.C50]" office:value-type="time" office:time-value="PT00H07M23S" calcext:value-type="time">
            <text:p>00:07:2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C52]-[.C51]" office:value-type="time" office:time-value="PT00H04M50S" calcext:value-type="time">
            <text:p>00:04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12M20S" calcext:value-type="time">
            <text:p>00:12:20</text:p>
          </table:table-cell>
          <table:table-cell table:style-name="ce4" table:formula="of:=[.C53]-[.C52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C54]-[.C53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C55]-[.C54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15M30S" calcext:value-type="time">
            <text:p>00:15:30</text:p>
          </table:table-cell>
          <table:table-cell table:style-name="ce4" table:formula="of:=[.C56]-[.C55]" office:value-type="time" office:time-value="PT00H02M17S" calcext:value-type="time">
            <text:p>00:02:17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17M47S" calcext:value-type="time">
            <text:p>00:17:47</text:p>
          </table:table-cell>
          <table:table-cell table:number-columns-repeated="54"/>
        </table:table-row>
        <table:table-row table:style-name="ro1">
          <table:table-cell/>
          <table:table-cell table:style-name="ce5"/>
          <table:table-cell table:number-columns-repeated="5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3S" calcext:value-type="time">
            <text:p>00:00:13</text:p>
          </table:table-cell>
          <table:table-cell table:style-name="ce4" table:formula="of:=[.C59]-[.C58]" office:value-type="time" office:time-value="PT00H03M17S" calcext:value-type="time">
            <text:p>00:03:1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3M30S" calcext:value-type="time">
            <text:p>00:03:30</text:p>
          </table:table-cell>
          <table:table-cell table:style-name="ce4" table:formula="of:=[.C60]-[.C59]" office:value-type="time" office:time-value="PT00H13M00S" calcext:value-type="time">
            <text:p>00:13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6M30S" calcext:value-type="time">
            <text:p>00:16:30</text:p>
          </table:table-cell>
          <table:table-cell table:style-name="ce4" table:formula="of:=[.C61]-[.C60]" office:value-type="time" office:time-value="PT00H05M10S" calcext:value-type="time">
            <text:p>00:05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21M40S" calcext:value-type="time">
            <text:p>00:21:40</text:p>
          </table:table-cell>
          <table:table-cell table:style-name="ce4" table:formula="of:=[.C62]-[.C61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C63]-[.C62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QUESTIONS</text:p>
          </table:table-cell>
          <table:table-cell table:style-name="ce4" office:value-type="time" office:time-value="PT00H23M40S" calcext:value-type="time">
            <text:p>00:23:40</text:p>
          </table:table-cell>
          <table:table-cell table:style-name="ce4" table:formula="of:=[.C64]-[.C6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25M25S" calcext:value-type="time">
            <text:p>00:25:25</text:p>
          </table:table-cell>
          <table:table-cell table:style-name="ce4" table:formula="of:=[.C65]-[.C64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DULES CONTINUUM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C66]-[.C65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26M55S" calcext:value-type="time">
            <text:p>00:26:55</text:p>
          </table:table-cell>
          <table:table-cell table:style-name="ce4" table:formula="of:=[.C67]-[.C66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7M08S" calcext:value-type="time">
            <text:p>00:27:0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formula="of:=[.C70]-[.C69]" office:value-type="time" office:time-value="PT00H06M25S" calcext:value-type="time">
            <text:p>00:06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6M45S" calcext:value-type="time">
            <text:p>00:06:45</text:p>
          </table:table-cell>
          <table:table-cell table:style-name="ce4" table:formula="of:=[.C71]-[.C70]" office:value-type="time" office:time-value="PT00H07M00S" calcext:value-type="time">
            <text:p>00:07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3M45S" calcext:value-type="time">
            <text:p>00:13:45</text:p>
          </table:table-cell>
          <table:table-cell table:style-name="ce4" table:formula="of:=[.C72]-[.C71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16M00S" calcext:value-type="time">
            <text:p>00:16:00</text:p>
          </table:table-cell>
          <table:table-cell table:style-name="ce4" table:formula="of:=[.C73]-[.C72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18M00S" calcext:value-type="time">
            <text:p>00:18:00</text:p>
          </table:table-cell>
          <table:table-cell table:style-name="ce4" table:formula="of:=[.C74]-[.C73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18M30S" calcext:value-type="time">
            <text:p>00:18:30</text:p>
          </table:table-cell>
          <table:table-cell table:style-name="ce4" table:formula="of:=[.C75]-[.C74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20M10S" calcext:value-type="time">
            <text:p>00:20:10</text:p>
          </table:table-cell>
          <table:table-cell table:style-name="ce4" table:formula="of:=[.C76]-[.C75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20M26S" calcext:value-type="time">
            <text:p>00:20:2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table:formula="of:=[.C79]-[.C7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2M10S" calcext:value-type="time">
            <text:p>00:02:10</text:p>
          </table:table-cell>
          <table:table-cell table:style-name="ce4" table:formula="of:=[.C80]-[.C79]" office:value-type="time" office:time-value="PT00H05M20S" calcext:value-type="time">
            <text:p>00:05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C81]-[.C80]" office:value-type="time" office:time-value="PT00H03M05S" calcext:value-type="time">
            <text:p>00:03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10M35S" calcext:value-type="time">
            <text:p>00:10:35</text:p>
          </table:table-cell>
          <table:table-cell table:style-name="ce4" table:formula="of:=[.C82]-[.C81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11M45S" calcext:value-type="time">
            <text:p>00:11:45</text:p>
          </table:table-cell>
          <table:table-cell table:style-name="ce4" table:formula="of:=[.C83]-[.C82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C84]-[.C83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OARD OVERVIEW?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C85]-[.C84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17M50S" calcext:value-type="time">
            <text:p>00:17:50</text:p>
          </table:table-cell>
          <table:table-cell table:style-name="ce4" table:formula="of:=[.C86]-[.C85]" office:value-type="time" office:time-value="PT00H01M13S" calcext:value-type="time">
            <text:p>00:01:1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19M03S" calcext:value-type="time">
            <text:p>00:19:03</text:p>
          </table:table-cell>
          <table:table-cell table:number-columns-repeated="54"/>
        </table:table-row>
        <table:table-row table:style-name="ro1"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C89]-[.C88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6M20S" calcext:value-type="time">
            <text:p>00:06:20</text:p>
          </table:table-cell>
          <table:table-cell table:style-name="ce4" table:formula="of:=[.C90]-[.C89]" office:value-type="time" office:time-value="PT00H05M39S" calcext:value-type="time">
            <text:p>00:05:3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1M59S" calcext:value-type="time">
            <text:p>00:11:59</text:p>
          </table:table-cell>
          <table:table-cell table:style-name="ce4" table:formula="of:=[.C91]-[.C90]" office:value-type="time" office:time-value="PT00H10M11S" calcext:value-type="time">
            <text:p>00:10:11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PRIORITY LANE</text:p>
          </table:table-cell>
          <table:table-cell table:style-name="ce4" office:value-type="time" office:time-value="PT00H22M10S" calcext:value-type="time">
            <text:p>00:22:10</text:p>
          </table:table-cell>
          <table:table-cell table:style-name="ce4" table:formula="of:=[.C92]-[.C91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 </text:p>
          </table:table-cell>
          <table:table-cell table:style-name="ce4" office:value-type="time" office:time-value="PT00H24M45S" calcext:value-type="time">
            <text:p>00:24:45</text:p>
          </table:table-cell>
          <table:table-cell table:style-name="ce4" table:formula="of:=[.C93]-[.C92]" office:value-type="time" office:time-value="PT00H05M15S" calcext:value-type="time">
            <text:p>00:05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 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4" table:formula="of:=[.C94]-[.C93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0M35S" calcext:value-type="time">
            <text:p>00:30:35</text:p>
          </table:table-cell>
          <table:table-cell table:style-name="ce4" table:formula="of:=[.C95]-[.C94]" office:value-type="time" office:time-value="PT00H00M38S" calcext:value-type="time">
            <text:p>00:00:38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1M13S" calcext:value-type="time">
            <text:p>00:31:1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C98]-[.C97]" office:value-type="time" office:time-value="PT00H05M30S" calcext:value-type="time">
            <text:p>00:05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05M45S" calcext:value-type="time">
            <text:p>00:05:45</text:p>
          </table:table-cell>
          <table:table-cell table:style-name="ce4" table:formula="of:=[.C99]-[.C98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07M45S" calcext:value-type="time">
            <text:p>00:07:45</text:p>
          </table:table-cell>
          <table:table-cell table:style-name="ce4" table:formula="of:=[.C100]-[.C99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C101]-[.C100]" office:value-type="time" office:time-value="PT00H00M10S" calcext:value-type="time">
            <text:p>00:00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08M25S" calcext:value-type="time">
            <text:p>00:08:25</text:p>
          </table:table-cell>
          <table:table-cell table:style-name="ce4" table:formula="of:=[.C102]-[.C101]" office:value-type="time" office:time-value="PT00H02M57S" calcext:value-type="time">
            <text:p>00:02:5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11M22S" calcext:value-type="time">
            <text:p>00:11:22</text:p>
          </table:table-cell>
          <table:table-cell table:style-name="ce4" table:formula="of:=[.C103]-[.C102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11M57S" calcext:value-type="time">
            <text:p>00:11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8S" calcext:value-type="time">
            <text:p>00:00:08</text:p>
          </table:table-cell>
          <table:table-cell table:style-name="ce4" table:formula="of:=[.C106]-[.C105]" office:value-type="time" office:time-value="PT00H07M52S" calcext:value-type="time">
            <text:p>00:07:5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C107]-[.C10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11M20S" calcext:value-type="time">
            <text:p>00:11:20</text:p>
          </table:table-cell>
          <table:table-cell table:style-name="ce4" table:formula="of:=[.C108]-[.C107]" office:value-type="time" office:time-value="PT00H09M36S" calcext:value-type="time">
            <text:p>00:09:3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20M56S" calcext:value-type="time">
            <text:p>00:20:56</text:p>
          </table:table-cell>
          <table:table-cell table:style-name="ce4" table:formula="of:=[.C109]-[.C108]" office:value-type="time" office:time-value="PT00H01M29S" calcext:value-type="time">
            <text:p>00:01:2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22M25S" calcext:value-type="time">
            <text:p>00:22:25</text:p>
          </table:table-cell>
          <table:table-cell table:style-name="ce4" table:formula="of:=[.C110]-[.C109]" office:value-type="time" office:time-value="PT00H09M35S" calcext:value-type="time">
            <text:p>00:09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2M00S" calcext:value-type="time">
            <text:p>00:32:00</text:p>
          </table:table-cell>
          <table:table-cell table:style-name="ce4" table:formula="of:=[.C111]-[.C110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2M22S" calcext:value-type="time">
            <text:p>00:32:22</text:p>
          </table:table-cell>
          <table:table-cell table:style-name="ce4" table:formula="of:=[.C112]-[.C111]" office:value-type="time" office:time-value="PT00H02M06S" calcext:value-type="time">
            <text:p>00:02:06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4M28S" calcext:value-type="time">
            <text:p>00:34:2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58S" calcext:value-type="time">
            <text:p>00:00:58</text:p>
          </table:table-cell>
          <table:table-cell table:style-name="ce4" table:formula="of:=[.C115]-[.C114]" office:value-type="time" office:time-value="PT00H00M47S" calcext:value-type="time">
            <text:p>00:00:4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OARD OVERVIEW</text:p>
          </table:table-cell>
          <table:table-cell table:style-name="ce4" office:value-type="time" office:time-value="PT00H01M45S" calcext:value-type="time">
            <text:p>00:01:45</text:p>
          </table:table-cell>
          <table:table-cell table:style-name="ce4" table:formula="of:=[.C116]-[.C115]" office:value-type="time" office:time-value="PT00H15M45S" calcext:value-type="time">
            <text:p>00:15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7M30S" calcext:value-type="time">
            <text:p>00:17:30</text:p>
          </table:table-cell>
          <table:table-cell table:style-name="ce4" table:formula="of:=[.C117]-[.C116]" office:value-type="time" office:time-value="PT00H20M18S" calcext:value-type="time">
            <text:p>00:20:18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FIRES</text:p>
          </table:table-cell>
          <table:table-cell table:style-name="ce4" office:value-type="time" office:time-value="PT00H37M48S" calcext:value-type="time">
            <text:p>00:37:48</text:p>
          </table:table-cell>
          <table:table-cell table:style-name="ce4" table:formula="of:=[.C118]-[.C117]" office:value-type="time" office:time-value="PT00H05M32S" calcext:value-type="time">
            <text:p>00:05:3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43M20S" calcext:value-type="time">
            <text:p>00:43:20</text:p>
          </table:table-cell>
          <table:table-cell table:style-name="ce4" table:formula="of:=[.C119]-[.C118]" office:value-type="time" office:time-value="PT00H00M28S" calcext:value-type="time">
            <text:p>00:00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43M48S" calcext:value-type="time">
            <text:p>00:43:48</text:p>
          </table:table-cell>
          <table:table-cell table:style-name="ce4" table:formula="of:=[.C120]-[.C119]" office:value-type="time" office:time-value="PT00H00M32S" calcext:value-type="time">
            <text:p>00:00:3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44M20S" calcext:value-type="time">
            <text:p>00:44:20</text:p>
          </table:table-cell>
          <table:table-cell table:style-name="ce4" table:formula="of:=[.C121]-[.C120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44M40S" calcext:value-type="time">
            <text:p>00:44:40</text:p>
          </table:table-cell>
          <table:table-cell table:style-name="ce4" table:formula="of:=[.C122]-[.C121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45M15S" calcext:value-type="time">
            <text:p>00:45:15</text:p>
          </table:table-cell>
          <table:table-cell table:style-name="ce4" table:formula="of:=[.C123]-[.C122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C124]-[.C123]" office:value-type="time" office:time-value="PT00H00M43S" calcext:value-type="time">
            <text:p>00:00:43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7M33S" calcext:value-type="time">
            <text:p>00:47:3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6S" calcext:value-type="time">
            <text:p>00:00:26</text:p>
          </table:table-cell>
          <table:table-cell table:style-name="ce4" table:formula="of:=[.C127]-[.C126]" office:value-type="time" office:time-value="PT00H02M07S" calcext:value-type="time">
            <text:p>00:02:0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2M33S" calcext:value-type="time">
            <text:p>00:02:33</text:p>
          </table:table-cell>
          <table:table-cell table:style-name="ce4" table:formula="of:=[.C128]-[.C127]" office:value-type="time" office:time-value="PT00H18M52S" calcext:value-type="time">
            <text:p>00:18:52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FIRES</text:p>
          </table:table-cell>
          <table:table-cell table:style-name="ce4" office:value-type="time" office:time-value="PT00H21M25S" calcext:value-type="time">
            <text:p>00:21:25</text:p>
          </table:table-cell>
          <table:table-cell table:style-name="ce4" table:formula="of:=[.C129]-[.C128]" office:value-type="time" office:time-value="PT00H04M15S" calcext:value-type="time">
            <text:p>00:04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25M40S" calcext:value-type="time">
            <text:p>00:25:40</text:p>
          </table:table-cell>
          <table:table-cell table:style-name="ce4" table:formula="of:=[.C130]-[.C129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 </text:p>
          </table:table-cell>
          <table:table-cell table:style-name="ce4" office:value-type="time" office:time-value="PT00H26M15S" calcext:value-type="time">
            <text:p>00:26:15</text:p>
          </table:table-cell>
          <table:table-cell table:style-name="ce4" table:formula="of:=[.C131]-[.C130]" office:value-type="time" office:time-value="PT00H06M15S" calcext:value-type="time">
            <text:p>00:06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2M30S" calcext:value-type="time">
            <text:p>00:32:30</text:p>
          </table:table-cell>
          <table:table-cell table:style-name="ce4" table:formula="of:=[.C132]-[.C131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33M15S" calcext:value-type="time">
            <text:p>00:33:15</text:p>
          </table:table-cell>
          <table:table-cell table:style-name="ce4" table:formula="of:=[.C133]-[.C132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35M00S" calcext:value-type="time">
            <text:p>00:35:00</text:p>
          </table:table-cell>
          <table:table-cell table:style-name="ce4" table:formula="of:=[.C134]-[.C133]" office:value-type="time" office:time-value="PT00H00M42S" calcext:value-type="time">
            <text:p>00:00:4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5M42S" calcext:value-type="time">
            <text:p>00:35:42</text:p>
          </table:table-cell>
          <table:table-cell table:style-name="ce4" table:formula="of:=[.C135]-[.C134]" office:value-type="time" office:time-value="PT00H00M24S" calcext:value-type="time">
            <text:p>00:00:24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36M06S" calcext:value-type="time">
            <text:p>00:36:0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C138]-[.C137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2M00S" calcext:value-type="time">
            <text:p>00:02:00</text:p>
          </table:table-cell>
          <table:table-cell table:style-name="ce4" table:formula="of:=[.C139]-[.C138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</text:p>
          </table:table-cell>
          <table:table-cell table:style-name="ce4" office:value-type="time" office:time-value="PT00H07M55S" calcext:value-type="time">
            <text:p>00:07:55</text:p>
          </table:table-cell>
          <table:table-cell table:style-name="ce4" table:formula="of:=[.C140]-[.C139]" office:value-type="time" office:time-value="PT00H05M05S" calcext:value-type="time">
            <text:p>00:05:05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INBOX AGAIN</text:p>
          </table:table-cell>
          <table:table-cell table:style-name="ce4" office:value-type="time" office:time-value="PT00H13M00S" calcext:value-type="time">
            <text:p>00:13:00</text:p>
          </table:table-cell>
          <table:table-cell table:style-name="ce4" table:formula="of:=[.C141]-[.C140]" office:value-type="time" office:time-value="PT00H14M55S" calcext:value-type="time">
            <text:p>00:14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7M55S" calcext:value-type="time">
            <text:p>00:27:55</text:p>
          </table:table-cell>
          <table:table-cell table:style-name="ce4" table:formula="of:=[.C142]-[.C141]" office:value-type="time" office:time-value="PT00H06M40S" calcext:value-type="time">
            <text:p>00:06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4M35S" calcext:value-type="time">
            <text:p>00:34:35</text:p>
          </table:table-cell>
          <table:table-cell table:style-name="ce4" table:formula="of:=[.C143]-[.C142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 </text:p>
          </table:table-cell>
          <table:table-cell table:style-name="ce4" office:value-type="time" office:time-value="PT00H37M15S" calcext:value-type="time">
            <text:p>00:37:15</text:p>
          </table:table-cell>
          <table:table-cell table:style-name="ce4" table:formula="of:=[.C144]-[.C143]" office:value-type="time" office:time-value="PT00H08M05S" calcext:value-type="time">
            <text:p>00:08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 </text:p>
          </table:table-cell>
          <table:table-cell table:style-name="ce4" office:value-type="time" office:time-value="PT00H45M20S" calcext:value-type="time">
            <text:p>00:45:20</text:p>
          </table:table-cell>
          <table:table-cell table:style-name="ce4" table:formula="of:=[.C145]-[.C144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 </text:p>
          </table:table-cell>
          <table:table-cell table:style-name="ce4" office:value-type="time" office:time-value="PT00H47M45S" calcext:value-type="time">
            <text:p>00:47:45</text:p>
          </table:table-cell>
          <table:table-cell table:style-name="ce4" table:formula="of:=[.C146]-[.C145]" office:value-type="time" office:time-value="PT00H01M15S" calcext:value-type="time">
            <text:p>00:01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CONTINUUM </text:p>
          </table:table-cell>
          <table:table-cell table:style-name="ce4" office:value-type="time" office:time-value="PT00H49M00S" calcext:value-type="time">
            <text:p>00:49:00</text:p>
          </table:table-cell>
          <table:table-cell table:style-name="ce4" table:formula="of:=[.C147]-[.C146]" office:value-type="time" office:time-value="PT00H02M28S" calcext:value-type="time">
            <text:p>00:02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51M28S" calcext:value-type="time">
            <text:p>00:51:28</text:p>
          </table:table-cell>
          <table:table-cell table:style-name="ce4" table:formula="of:=[.C148]-[.C147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51M44S" calcext:value-type="time">
            <text:p>00:51:44</text:p>
          </table:table-cell>
          <table:table-cell table:number-columns-repeated="54"/>
        </table:table-row>
        <table:table-row table:style-name="ro1">
          <table:table-cell table:style-name="ce3" table:number-columns-repeated="2"/>
          <table:table-cell table:number-columns-repeated="5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2S" calcext:value-type="time">
            <text:p>00:00:12</text:p>
          </table:table-cell>
          <table:table-cell table:style-name="ce4" table:formula="of:=[.C151]-[.C150]" office:value-type="time" office:time-value="PT00H12M33S" calcext:value-type="time">
            <text:p>00:12:3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12M45S" calcext:value-type="time">
            <text:p>00:12:45</text:p>
          </table:table-cell>
          <table:table-cell table:style-name="ce4" table:formula="of:=[.C152]-[.C151]" office:value-type="time" office:time-value="PT00H20M05S" calcext:value-type="time">
            <text:p>00:20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2M50S" calcext:value-type="time">
            <text:p>00:32:50</text:p>
          </table:table-cell>
          <table:table-cell table:style-name="ce4" table:formula="of:=[.C153]-[.C152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3M20S" calcext:value-type="time">
            <text:p>00:33:20</text:p>
          </table:table-cell>
          <table:table-cell table:style-name="ce4" table:formula="of:=[.C154]-[.C153]" office:value-type="time" office:time-value="PT00H07M13S" calcext:value-type="time">
            <text:p>00:07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40M33S" calcext:value-type="time">
            <text:p>00:40:33</text:p>
          </table:table-cell>
          <table:table-cell table:style-name="ce4" table:formula="of:=[.C155]-[.C154]" office:value-type="time" office:time-value="PT00H15M30S" calcext:value-type="time">
            <text:p>00:15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56M03S" calcext:value-type="time">
            <text:p>00:56:03</text:p>
          </table:table-cell>
          <table:table-cell table:style-name="ce4" table:formula="of:=[.C156]-[.C155]" office:value-type="time" office:time-value="PT00H03M45S" calcext:value-type="time">
            <text:p>00:03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59M48S" calcext:value-type="time">
            <text:p>00:59:48</text:p>
          </table:table-cell>
          <table:table-cell table:style-name="ce4"/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1H00M21S" calcext:value-type="time">
            <text:p>01:00:21</text:p>
          </table:table-cell>
          <table:table-cell table:number-columns-repeated="54"/>
        </table:table-row>
        <table:table-row table:style-name="ro1"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C160]-[.C159]" office:value-type="time" office:time-value="PT00H01M54S" calcext:value-type="time">
            <text:p>00:01:54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FIRES</text:p>
          </table:table-cell>
          <table:table-cell table:style-name="ce4" office:value-type="time" office:time-value="PT00H03M05S" calcext:value-type="time">
            <text:p>00:03:05</text:p>
          </table:table-cell>
          <table:table-cell table:style-name="ce4" table:formula="of:=[.C161]-[.C160]" office:value-type="time" office:time-value="PT00H12M47S" calcext:value-type="time">
            <text:p>00:12:4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5M52S" calcext:value-type="time">
            <text:p>00:15:52</text:p>
          </table:table-cell>
          <table:table-cell table:style-name="ce4" table:formula="of:=[.C162]-[.C161]" office:value-type="time" office:time-value="PT00H22M08S" calcext:value-type="time">
            <text:p>00:22:0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C163]-[.C162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C164]-[.C163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9M30S" calcext:value-type="time">
            <text:p>00:39:30</text:p>
          </table:table-cell>
          <table:table-cell table:style-name="ce4" table:formula="of:=[.C165]-[.C164]" office:value-type="time" office:time-value="PT00H04M00S" calcext:value-type="time">
            <text:p>00:04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NEYBOX</text:p>
          </table:table-cell>
          <table:table-cell table:style-name="ce4" office:value-type="time" office:time-value="PT00H43M30S" calcext:value-type="time">
            <text:p>00:43:30</text:p>
          </table:table-cell>
          <table:table-cell table:style-name="ce4" table:formula="of:=[.C166]-[.C165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C167]-[.C16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44M35S" calcext:value-type="time">
            <text:p>00:44:35</text:p>
          </table:table-cell>
          <table:table-cell table:style-name="ce4" table:formula="of:=[.C168]-[.C167]" office:value-type="time" office:time-value="PT00H05M45S" calcext:value-type="time">
            <text:p>00:05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S</text:p>
          </table:table-cell>
          <table:table-cell table:style-name="ce4" office:value-type="time" office:time-value="PT00H50M20S" calcext:value-type="time">
            <text:p>00:50:20</text:p>
          </table:table-cell>
          <table:table-cell table:style-name="ce4" table:formula="of:=[.C169]-[.C168]" office:value-type="time" office:time-value="PT00H02M53S" calcext:value-type="time">
            <text:p>00:02:5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53M13S" calcext:value-type="time">
            <text:p>00:53:13</text:p>
          </table:table-cell>
          <table:table-cell table:style-name="ce4" table:formula="of:=[.C170]-[.C169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53M35S" calcext:value-type="time">
            <text:p>00:53:35</text:p>
          </table:table-cell>
          <table:table-cell table:number-columns-repeated="54"/>
        </table:table-row>
        <table:table-row table:style-name="ro1"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C173]-[.C172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CYCLES</text:p>
          </table:table-cell>
          <table:table-cell table:style-name="ce4" office:value-type="time" office:time-value="PT00H03M35S" calcext:value-type="time">
            <text:p>00:03:35</text:p>
          </table:table-cell>
          <table:table-cell table:style-name="ce4" table:formula="of:=[.C174]-[.C173]" office:value-type="time" office:time-value="PT00H12M20S" calcext:value-type="time">
            <text:p>00:12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5M55S" calcext:value-type="time">
            <text:p>00:15:55</text:p>
          </table:table-cell>
          <table:table-cell table:style-name="ce4" table:formula="of:=[.C175]-[.C174]" office:value-type="time" office:time-value="PT00H12M50S" calcext:value-type="time">
            <text:p>00:12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8M45S" calcext:value-type="time">
            <text:p>00:28:45</text:p>
          </table:table-cell>
          <table:table-cell table:style-name="ce4" table:formula="of:=[.C176]-[.C175]" office:value-type="time" office:time-value="PT00H06M20S" calcext:value-type="time">
            <text:p>00:06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5M05S" calcext:value-type="time">
            <text:p>00:35:05</text:p>
          </table:table-cell>
          <table:table-cell table:style-name="ce4" table:formula="of:=[.C177]-[.C176]" office:value-type="time" office:time-value="PT00H00M15S" calcext:value-type="time">
            <text:p>00:00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5M20S" calcext:value-type="time">
            <text:p>00:35:20</text:p>
          </table:table-cell>
          <table:table-cell table:style-name="ce4" table:formula="of:=[.C178]-[.C177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7M45S" calcext:value-type="time">
            <text:p>00:37:45</text:p>
          </table:table-cell>
          <table:table-cell table:style-name="ce4" table:formula="of:=[.C179]-[.C178]" office:value-type="time" office:time-value="PT00H00M40S" calcext:value-type="time">
            <text:p>00:00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C180]-[.C179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S</text:p>
          </table:table-cell>
          <table:table-cell table:style-name="ce4" office:value-type="time" office:time-value="PT00H38M50S" calcext:value-type="time">
            <text:p>00:38:50</text:p>
          </table:table-cell>
          <table:table-cell table:style-name="ce4" table:formula="of:=[.C181]-[.C180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40M15S" calcext:value-type="time">
            <text:p>00:40:15</text:p>
          </table:table-cell>
          <table:table-cell table:style-name="ce4" table:formula="of:=[.C182]-[.C181]" office:value-type="time" office:time-value="PT00H00M14S" calcext:value-type="time">
            <text:p>00:00:14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0M29S" calcext:value-type="time">
            <text:p>00:40:29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5S" calcext:value-type="time">
            <text:p>00:01:15</text:p>
          </table:table-cell>
          <table:table-cell table:style-name="ce4" table:formula="of:=[.C185]-[.C184]" office:value-type="time" office:time-value="PT00H09M55S" calcext:value-type="time">
            <text:p>00:09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1M10S" calcext:value-type="time">
            <text:p>00:11:10</text:p>
          </table:table-cell>
          <table:table-cell table:style-name="ce4" table:formula="of:=[.C186]-[.C185]" office:value-type="time" office:time-value="PT00H20M20S" calcext:value-type="time">
            <text:p>00:20:20</text:p>
          </table:table-cell>
          <table:table-cell table:number-columns-repeated="53"/>
        </table:table-row>
        <table:table-row table:style-name="ro1">
          <table:table-cell table:style-name="ce4"/>
          <table:table-cell office:value-type="string" calcext:value-type="string">
            <text:p>FIRES</text:p>
          </table:table-cell>
          <table:table-cell table:style-name="ce4" office:value-type="time" office:time-value="PT00H31M30S" calcext:value-type="time">
            <text:p>00:31:30</text:p>
          </table:table-cell>
          <table:table-cell table:style-name="ce4" table:formula="of:=[.C187]-[.C186]" office:value-type="time" office:time-value="PT00H12M45S" calcext:value-type="time">
            <text:p>00:12:45</text:p>
          </table:table-cell>
          <table:table-cell table:number-columns-repeated="53"/>
        </table:table-row>
        <table:table-row table:style-name="ro1">
          <table:table-cell table:style-name="ce4"/>
          <table:table-cell office:value-type="string" calcext:value-type="string">
            <text:p>OUTBOX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C188]-[.C187]" office:value-type="time" office:time-value="PT00H01M18S" calcext:value-type="time">
            <text:p>00:01:1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NEYBOX</text:p>
          </table:table-cell>
          <table:table-cell table:style-name="ce4" office:value-type="time" office:time-value="PT00H45M33S" calcext:value-type="time">
            <text:p>00:45:33</text:p>
          </table:table-cell>
          <table:table-cell table:style-name="ce4" table:formula="of:=[.C189]-[.C188]" office:value-type="time" office:time-value="PT00H00M04S" calcext:value-type="time">
            <text:p>00:00:04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WATBOX</text:p>
          </table:table-cell>
          <table:table-cell table:style-name="ce4" office:value-type="time" office:time-value="PT00H45M37S" calcext:value-type="time">
            <text:p>00:45:37</text:p>
          </table:table-cell>
          <table:table-cell table:style-name="ce4" table:formula="of:=[.C190]-[.C189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QUESTIONS</text:p>
          </table:table-cell>
          <table:table-cell table:style-name="ce4" office:value-type="time" office:time-value="PT00H45M50S" calcext:value-type="time">
            <text:p>00:45:50</text:p>
          </table:table-cell>
          <table:table-cell table:style-name="ce4" table:formula="of:=[.C191]-[.C190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ARKETING BOX</text:p>
          </table:table-cell>
          <table:table-cell table:style-name="ce4" office:value-type="time" office:time-value="PT00H46M20S" calcext:value-type="time">
            <text:p>00:46:20</text:p>
          </table:table-cell>
          <table:table-cell table:style-name="ce4" table:formula="of:=[.C192]-[.C191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46M33S" calcext:value-type="time">
            <text:p>00:46:33</text:p>
          </table:table-cell>
          <table:table-cell table:style-name="ce4" table:formula="of:=[.C193]-[.C192]" office:value-type="time" office:time-value="PT00H00M57S" calcext:value-type="time">
            <text:p>00:00:5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47M30S" calcext:value-type="time">
            <text:p>00:47:30</text:p>
          </table:table-cell>
          <table:table-cell table:style-name="ce4" table:formula="of:=[.C194]-[.C193]" office:value-type="time" office:time-value="PT00H02M10S" calcext:value-type="time">
            <text:p>00:02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49M40S" calcext:value-type="time">
            <text:p>00:49:40</text:p>
          </table:table-cell>
          <table:table-cell table:style-name="ce4" table:formula="of:=[.C195]-[.C194]" office:value-type="time" office:time-value="PT00H00M17S" calcext:value-type="time">
            <text:p>00:00:17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9M57S" calcext:value-type="time">
            <text:p>00:49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6S" calcext:value-type="time">
            <text:p>00:00:16</text:p>
          </table:table-cell>
          <table:table-cell table:style-name="ce4" table:formula="of:=[.C198]-[.C197]" office:value-type="time" office:time-value="PT00H04M04S" calcext:value-type="time">
            <text:p>00:04:04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04M20S" calcext:value-type="time">
            <text:p>00:04:20</text:p>
          </table:table-cell>
          <table:table-cell table:style-name="ce4" table:formula="of:=[.C199]-[.C198]" office:value-type="time" office:time-value="PT00H18M25S" calcext:value-type="time">
            <text:p>00:18:25</text:p>
          </table:table-cell>
          <table:table-cell table:number-columns-repeated="53"/>
        </table:table-row>
        <table:table-row table:style-name="ro1">
          <table:table-cell table:style-name="ce3"/>
          <table:table-cell office:value-type="string" calcext:value-type="string">
            <text:p>FIRES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C200]-[.C199]" office:value-type="time" office:time-value="PT00H10M55S" calcext:value-type="time">
            <text:p>00:10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3M40S" calcext:value-type="time">
            <text:p>00:33:40</text:p>
          </table:table-cell>
          <table:table-cell table:style-name="ce4" table:formula="of:=[.C201]-[.C200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5M25S" calcext:value-type="time">
            <text:p>00:35:25</text:p>
          </table:table-cell>
          <table:table-cell table:style-name="ce4" table:formula="of:=[.C202]-[.C201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C203]-[.C202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4" office:value-type="time" office:time-value="PT00H38M45S" calcext:value-type="time">
            <text:p>00:38:45</text:p>
          </table:table-cell>
          <table:table-cell table:style-name="ce4" table:formula="of:=[.C204]-[.C203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4" office:value-type="time" office:time-value="PT00H39M40S" calcext:value-type="time">
            <text:p>00:39:40</text:p>
          </table:table-cell>
          <table:table-cell table:style-name="ce4" table:formula="of:=[.C205]-[.C204]" office:value-type="time" office:time-value="PT00H01M31S" calcext:value-type="time">
            <text:p>00:01:31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RECORDING ENDS</text:p>
          </table:table-cell>
          <table:table-cell table:style-name="ce4" office:value-type="time" office:time-value="PT00H41M11S" calcext:value-type="time">
            <text:p>00:41:11</text:p>
          </table:table-cell>
          <table:table-cell table:number-columns-repeated="54"/>
        </table:table-row>
        <table:table-row table:style-name="ro1" table:number-rows-repeated="2">
          <table:table-cell/>
          <table:table-cell table:style-name="ce2"/>
          <table:table-cell table:number-columns-repeated="55"/>
        </table:table-row>
        <table:table-row table:style-name="ro1">
          <table:table-cell table:style-name="ce3"/>
          <table:table-cell table:style-name="ce6"/>
          <table:table-cell table:number-columns-repeated="55"/>
        </table:table-row>
        <table:table-row table:style-name="ro1" table:number-rows-repeated="8">
          <table:table-cell table:number-columns-repeated="57"/>
        </table:table-row>
        <table:table-row table:style-name="ro1" table:number-rows-repeated="4">
          <table:table-cell/>
          <table:table-cell table:style-name="ce4"/>
          <table:table-cell table:number-columns-repeated="55"/>
        </table:table-row>
        <table:table-row table:style-name="ro1" table:number-rows-repeated="2">
          <table:table-cell table:style-name="ce4" table:number-columns-repeated="2"/>
          <table:table-cell table:number-columns-repeated="55"/>
        </table:table-row>
        <table:table-row table:style-name="ro1" table:number-rows-repeated="2">
          <table:table-cell/>
          <table:table-cell table:style-name="ce4"/>
          <table:table-cell table:number-columns-repeated="55"/>
        </table:table-row>
        <table:table-row table:style-name="ro1" table:number-rows-repeated="1048351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Derived metrics" table:style-name="ta1">
        <table:table-column table:style-name="co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1" office:value-type="string" calcext:value-type="string">
            <text:p>Daily date</text:p>
          </table:table-cell>
          <table:table-cell table:style-name="ce8" office:value-type="string" calcext:value-type="string">
            <text:p>Effective length</text:p>
          </table:table-cell>
          <table:table-cell table:style-name="ce6" office:value-type="string" calcext:value-type="string">
            <text:p>Segment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5-12-08" calcext:value-type="date">
            <text:p>2015-12-08</text:p>
          </table:table-cell>
          <table:table-cell table:style-name="ce4" table:formula="of:=['Segment lengths'.C8]-['Segment lengths'.C2]" office:value-type="time" office:time-value="PT00H34M01S" calcext:value-type="time">
            <text:p>00:34:01</text:p>
          </table:table-cell>
          <table:table-cell table:formula="of:=COUNTA(['Segment lengths'.B2:'Segment lengths'.B7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12-09" calcext:value-type="date">
            <text:p>2015-12-09</text:p>
          </table:table-cell>
          <table:table-cell table:style-name="ce4" table:formula="of:=['Segment lengths'.C19]-['Segment lengths'.C11]" office:value-type="time" office:time-value="PT00H47M19S" calcext:value-type="time">
            <text:p>00:47:19</text:p>
          </table:table-cell>
          <table:table-cell table:formula="of:=COUNTA(['Segment lengths'.B11:'Segment lengths'.B18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12-10" calcext:value-type="date">
            <text:p>2015-12-10</text:p>
          </table:table-cell>
          <table:table-cell table:style-name="ce4" table:formula="of:=['Segment lengths'.C29]-['Segment lengths'.C22]" office:value-type="time" office:time-value="PT00H27M38S" calcext:value-type="time">
            <text:p>00:27:38</text:p>
          </table:table-cell>
          <table:table-cell table:formula="of:=COUNTA(['Segment lengths'.B22:'Segment lengths'.B28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2-11" calcext:value-type="date">
            <text:p>2015-12-11</text:p>
          </table:table-cell>
          <table:table-cell table:style-name="ce4" table:formula="of:=['Segment lengths'.C38]-['Segment lengths'.C32]" office:value-type="time" office:time-value="PT00H32M25S" calcext:value-type="time">
            <text:p>00:32:25</text:p>
          </table:table-cell>
          <table:table-cell table:formula="of:=COUNTA(['Segment lengths'.B32:'Segment lengths'.B37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15-12-14" calcext:value-type="date">
            <text:p>2015-12-14</text:p>
          </table:table-cell>
          <table:table-cell table:style-name="ce4" table:formula="of:=['Segment lengths'.C47]-['Segment lengths'.C41]" office:value-type="time" office:time-value="PT00H27M34S" calcext:value-type="time">
            <text:p>00:27:34</text:p>
          </table:table-cell>
          <table:table-cell table:formula="of:=COUNTA(['Segment lengths'.B41:'Segment lengths'.B46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15-12-15" calcext:value-type="date">
            <text:p>2015-12-15</text:p>
          </table:table-cell>
          <table:table-cell table:style-name="ce4" table:formula="of:=['Segment lengths'.C55]-['Segment lengths'.C50]" office:value-type="time" office:time-value="PT00H15M23S" calcext:value-type="time">
            <text:p>00:15:23</text:p>
          </table:table-cell>
          <table:table-cell table:formula="of:=COUNTA(['Segment lengths'.B50:'Segment lengths'.B54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15-12-16" calcext:value-type="date">
            <text:p>2015-12-16</text:p>
          </table:table-cell>
          <table:table-cell table:style-name="ce4" table:formula="of:=['Segment lengths'.C66]-['Segment lengths'.C58]" office:value-type="time" office:time-value="PT00H26M42S" calcext:value-type="time">
            <text:p>00:26:42</text:p>
          </table:table-cell>
          <table:table-cell table:formula="of:=COUNTA(['Segment lengths'.B58:'Segment lengths'.B65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15-12-17" calcext:value-type="date">
            <text:p>2015-12-17</text:p>
          </table:table-cell>
          <table:table-cell table:style-name="ce4" table:formula="of:=['Segment lengths'.C75]-['Segment lengths'.C69]" office:value-type="time" office:time-value="PT00H19M50S" calcext:value-type="time">
            <text:p>00:19:50</text:p>
          </table:table-cell>
          <table:table-cell table:formula="of:=COUNTA(['Segment lengths'.B69:'Segment lengths'.B74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15-12-18" calcext:value-type="date">
            <text:p>2015-12-18</text:p>
          </table:table-cell>
          <table:table-cell table:style-name="ce4" table:formula="of:=['Segment lengths'.C85]-['Segment lengths'.C78]" office:value-type="time" office:time-value="PT00H17M20S" calcext:value-type="time">
            <text:p>00:17:20</text:p>
          </table:table-cell>
          <table:table-cell table:formula="of:=COUNTA(['Segment lengths'.B78:'Segment lengths'.B84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15-12-21" calcext:value-type="date">
            <text:p>2015-12-21</text:p>
          </table:table-cell>
          <table:table-cell table:style-name="ce4" table:formula="of:=['Segment lengths'.C94]-['Segment lengths'.C88]" office:value-type="time" office:time-value="PT00H30M10S" calcext:value-type="time">
            <text:p>00:30:10</text:p>
          </table:table-cell>
          <table:table-cell table:formula="of:=COUNTA(['Segment lengths'.B88:'Segment lengths'.B93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15-12-22" calcext:value-type="date">
            <text:p>2015-12-22</text:p>
          </table:table-cell>
          <table:table-cell table:style-name="ce4" table:formula="of:=['Segment lengths'.C102]-['Segment lengths'.C97]" office:value-type="time" office:time-value="PT00H11M07S" calcext:value-type="time">
            <text:p>00:11:07</text:p>
          </table:table-cell>
          <table:table-cell table:formula="of:=COUNTA(['Segment lengths'.B97:'Segment lengths'.B101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16-01-07" calcext:value-type="date">
            <text:p>2016-01-07</text:p>
          </table:table-cell>
          <table:table-cell table:style-name="ce4" table:formula="of:=['Segment lengths'.C111]-['Segment lengths'.C105]" office:value-type="time" office:time-value="PT00H32M14S" calcext:value-type="time">
            <text:p>00:32:14</text:p>
          </table:table-cell>
          <table:table-cell table:formula="of:=COUNTA(['Segment lengths'.B105:'Segment lengths'.B110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16-01-08" calcext:value-type="date">
            <text:p>2016-01-08</text:p>
          </table:table-cell>
          <table:table-cell table:style-name="ce4" table:formula="of:=['Segment lengths'.C123]-['Segment lengths'.C114]" office:value-type="time" office:time-value="PT00H45M52S" calcext:value-type="time">
            <text:p>00:45:52</text:p>
          </table:table-cell>
          <table:table-cell table:formula="of:=COUNTA(['Segment lengths'.B114:'Segment lengths'.B122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16-01-11" calcext:value-type="date">
            <text:p>2016-01-11</text:p>
          </table:table-cell>
          <table:table-cell table:style-name="ce4" table:formula="of:=['Segment lengths'.C134]-['Segment lengths'.C126]" office:value-type="time" office:time-value="PT00H35M16S" calcext:value-type="time">
            <text:p>00:35:16</text:p>
          </table:table-cell>
          <table:table-cell table:formula="of:=COUNTA(['Segment lengths'.B126:'Segment lengths'.B133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16-01-12" calcext:value-type="date">
            <text:p>2016-01-12</text:p>
          </table:table-cell>
          <table:table-cell table:style-name="ce4" table:formula="of:=['Segment lengths'.C147]-['Segment lengths'.C137]" office:value-type="time" office:time-value="PT00H51M03S" calcext:value-type="time">
            <text:p>00:51:03</text:p>
          </table:table-cell>
          <table:table-cell table:formula="of:=COUNTA(['Segment lengths'.B137:'Segment lengths'.B146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date" office:date-value="2016-01-13" calcext:value-type="date">
            <text:p>2016-01-13</text:p>
          </table:table-cell>
          <table:table-cell table:style-name="ce4" table:formula="of:=['Segment lengths'.C156]-['Segment lengths'.C150]" office:value-type="time" office:time-value="PT00H59M36S" calcext:value-type="time">
            <text:p>00:59:36</text:p>
          </table:table-cell>
          <table:table-cell table:formula="of:=COUNTA(['Segment lengths'.B150:'Segment lengths'.B155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date" office:date-value="2016-01-14" calcext:value-type="date">
            <text:p>2016-01-14</text:p>
          </table:table-cell>
          <table:table-cell table:style-name="ce4" table:formula="of:=['Segment lengths'.C169]-['Segment lengths'.C159]" office:value-type="time" office:time-value="PT00H52M02S" calcext:value-type="time">
            <text:p>00:52:02</text:p>
          </table:table-cell>
          <table:table-cell table:formula="of:=COUNTA(['Segment lengths'.B159:'Segment lengths'.B168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date" office:date-value="2016-01-15" calcext:value-type="date">
            <text:p>2016-01-15</text:p>
          </table:table-cell>
          <table:table-cell table:style-name="ce4" table:formula="of:=['Segment lengths'.C181]-['Segment lengths'.C172]" office:value-type="time" office:time-value="PT00H40M00S" calcext:value-type="time">
            <text:p>00:40:00</text:p>
          </table:table-cell>
          <table:table-cell table:formula="of:=COUNTA(['Segment lengths'.B172:'Segment lengths'.B180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date" office:date-value="2016-01-18" calcext:value-type="date">
            <text:p>2016-01-18</text:p>
          </table:table-cell>
          <table:table-cell table:style-name="ce4" table:formula="of:=['Segment lengths'.C194]-['Segment lengths'.C184]" office:value-type="time" office:time-value="PT00H48M25S" calcext:value-type="time">
            <text:p>00:48:25</text:p>
          </table:table-cell>
          <table:table-cell table:formula="of:=COUNTA(['Segment lengths'.B184:'Segment lengths'.B193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date" office:date-value="2016-01-19" calcext:value-type="date">
            <text:p>2016-01-19</text:p>
          </table:table-cell>
          <table:table-cell table:style-name="ce4" table:formula="of:=['Segment lengths'.C204]-['Segment lengths'.C197]" office:value-type="time" office:time-value="PT00H39M24S" calcext:value-type="time">
            <text:p>00:39:24</text:p>
          </table:table-cell>
          <table:table-cell table:formula="of:=COUNTA(['Segment lengths'.B197:'Segment lengths'.B203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 table:number-rows-repeated="2">
          <table:table-cell table:style-name="ce4"/>
          <table:table-cell table:number-columns-repeated="3"/>
        </table:table-row>
        <table:table-row table:style-name="ro1" table:number-rows-repeated="10483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riginal extracted data" table:style-name="ta1">
        <table:table-column table:style-name="co1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20" table:default-cell-style-name="Default"/>
        <table:table-column table:style-name="co7" table:default-cell-style-name="Default"/>
        <table:table-column table:style-name="co3" table:default-cell-style-name="Default"/>
        <table:table-column table:style-name="co21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7" table:number-columns-repeated="9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 calcext:value-type="string">
            <text:p>Daily date</text:p>
          </table:table-cell>
          <table:table-cell table:style-name="ce7" office:value-type="date" office:date-value="2015-12-08" calcext:value-type="date">
            <text:p>2015-12-08</text:p>
          </table:table-cell>
          <table:table-cell table:style-name="ce7" table:number-columns-repeated="2"/>
          <table:table-cell table:style-name="ce5" office:value-type="date" office:date-value="2015-12-09" calcext:value-type="date">
            <text:p>2015-12-09</text:p>
          </table:table-cell>
          <table:table-cell table:style-name="ce5" table:number-columns-repeated="2"/>
          <table:table-cell table:style-name="ce5" office:value-type="date" office:date-value="2015-12-10" calcext:value-type="date">
            <text:p>2015-12-10</text:p>
          </table:table-cell>
          <table:table-cell table:style-name="ce5" table:number-columns-repeated="2"/>
          <table:table-cell table:style-name="ce5" office:value-type="date" office:date-value="2015-12-11" calcext:value-type="date">
            <text:p>2015-12-11</text:p>
          </table:table-cell>
          <table:table-cell table:style-name="ce5" table:number-columns-repeated="2"/>
          <table:table-cell table:style-name="ce5" office:value-type="date" office:date-value="2015-12-14" calcext:value-type="date">
            <text:p>2015-12-14</text:p>
          </table:table-cell>
          <table:table-cell table:style-name="ce5" table:number-columns-repeated="2"/>
          <table:table-cell table:style-name="ce5" office:value-type="date" office:date-value="2015-12-15" calcext:value-type="date">
            <text:p>2015-12-15</text:p>
          </table:table-cell>
          <table:table-cell table:style-name="ce5" table:number-columns-repeated="2"/>
          <table:table-cell table:style-name="ce5" office:value-type="date" office:date-value="2015-12-16" calcext:value-type="date">
            <text:p>2015-12-16</text:p>
          </table:table-cell>
          <table:table-cell table:style-name="ce5" table:number-columns-repeated="2"/>
          <table:table-cell table:style-name="ce5" office:value-type="date" office:date-value="2015-12-17" calcext:value-type="date">
            <text:p>2015-12-17</text:p>
          </table:table-cell>
          <table:table-cell table:style-name="ce5" table:number-columns-repeated="2"/>
          <table:table-cell table:style-name="ce5" office:value-type="date" office:date-value="2015-12-18" calcext:value-type="date">
            <text:p>2015-12-18</text:p>
          </table:table-cell>
          <table:table-cell table:style-name="ce5" table:number-columns-repeated="2"/>
          <table:table-cell table:style-name="ce5" office:value-type="date" office:date-value="2015-12-21" calcext:value-type="date">
            <text:p>2015-12-21</text:p>
          </table:table-cell>
          <table:table-cell table:style-name="ce5" table:number-columns-repeated="2"/>
          <table:table-cell table:style-name="ce5" office:value-type="date" office:date-value="2015-12-22" calcext:value-type="date">
            <text:p>2015-12-22</text:p>
          </table:table-cell>
          <table:table-cell table:style-name="ce5" table:number-columns-repeated="2"/>
          <table:table-cell table:style-name="ce5" office:value-type="date" office:date-value="2016-01-07" calcext:value-type="date">
            <text:p>2016-01-07</text:p>
          </table:table-cell>
          <table:table-cell table:style-name="ce5" table:number-columns-repeated="2"/>
          <table:table-cell table:style-name="ce5" office:value-type="date" office:date-value="2016-01-08" calcext:value-type="date">
            <text:p>2016-01-08</text:p>
          </table:table-cell>
          <table:table-cell table:style-name="ce5" table:number-columns-repeated="2"/>
          <table:table-cell table:style-name="ce5" office:value-type="date" office:date-value="2016-01-11" calcext:value-type="date">
            <text:p>2016-01-11</text:p>
          </table:table-cell>
          <table:table-cell table:style-name="ce5" table:number-columns-repeated="2"/>
          <table:table-cell table:style-name="ce5" office:value-type="date" office:date-value="2016-01-12" calcext:value-type="date">
            <text:p>2016-01-12</text:p>
          </table:table-cell>
          <table:table-cell table:style-name="ce5" table:number-columns-repeated="2"/>
          <table:table-cell table:style-name="ce5" office:value-type="date" office:date-value="2016-01-13" calcext:value-type="date">
            <text:p>2016-01-13</text:p>
          </table:table-cell>
          <table:table-cell table:style-name="ce5" table:number-columns-repeated="2"/>
          <table:table-cell table:style-name="ce5" office:value-type="date" office:date-value="2016-01-14" calcext:value-type="date">
            <text:p>2016-01-14</text:p>
          </table:table-cell>
          <table:table-cell table:style-name="ce5" table:number-columns-repeated="2"/>
          <table:table-cell table:style-name="ce5" office:value-type="date" office:date-value="2016-01-15" calcext:value-type="date">
            <text:p>2016-01-15</text:p>
          </table:table-cell>
          <table:table-cell table:style-name="ce5" table:number-columns-repeated="2"/>
          <table:table-cell table:style-name="ce5" office:value-type="date" office:date-value="2016-01-18" calcext:value-type="date">
            <text:p>2016-01-18</text:p>
          </table:table-cell>
          <table:table-cell table:style-name="ce5" table:number-columns-repeated="2"/>
          <table:table-cell table:style-name="ce5" office:value-type="date" office:date-value="2016-01-19" calcext:value-type="date">
            <text:p>2016-01-19</text:p>
          </table:table-cell>
          <table:table-cell table:style-name="ce2" table:number-columns-repeated="10"/>
        </table:table-row>
        <table:table-row table:style-name="ro1">
          <table:table-cell table:style-name="ce6"/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6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2M02S" calcext:value-type="time">
            <text:p>00:02:02</text:p>
          </table:table-cell>
          <table:table-cell table:style-name="ce4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4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9S" calcext:value-type="time">
            <text:p>00:00:19</text:p>
          </table:table-cell>
          <table:table-cell table:style-name="ce4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07S" calcext:value-type="time">
            <text:p>00:00:07</text:p>
          </table:table-cell>
          <table:table-cell table:style-name="ce4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3S" calcext:value-type="time">
            <text:p>00:00:13</text:p>
          </table:table-cell>
          <table:table-cell table:style-name="ce4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8S" calcext:value-type="time">
            <text:p>00:00:08</text:p>
          </table:table-cell>
          <table:table-cell table:style-name="ce4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58S" calcext:value-type="time">
            <text:p>00:00:58</text:p>
          </table:table-cell>
          <table:table-cell table:style-name="ce4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6S" calcext:value-type="time">
            <text:p>00:00:26</text:p>
          </table:table-cell>
          <table:table-cell table:style-name="ce4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2S" calcext:value-type="time">
            <text:p>00:00:12</text:p>
          </table:table-cell>
          <table:table-cell table:style-name="ce4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5S" calcext:value-type="time">
            <text:p>00:01:15</text:p>
          </table:table-cell>
          <table:table-cell table:style-name="ce4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6S" calcext:value-type="time">
            <text:p>00:00:16</text:p>
          </table:table-cell>
          <table:table-cell table:style-name="ce4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4M30S" calcext:value-type="time">
            <text:p>00:14:30</text:p>
          </table:table-cell>
          <table:table-cell table:style-name="ce4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10M10S" calcext:value-type="time">
            <text:p>00:10:10</text:p>
          </table:table-cell>
          <table:table-cell table:style-name="ce4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25S" calcext:value-type="time">
            <text:p>00:11:25</text:p>
          </table:table-cell>
          <table:table-cell table:style-name="ce4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40S" calcext:value-type="time">
            <text:p>00:04:40</text:p>
          </table:table-cell>
          <table:table-cell table:style-name="ce4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3M30S" calcext:value-type="time">
            <text:p>00:03:30</text:p>
          </table:table-cell>
          <table:table-cell table:style-name="ce4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45S" calcext:value-type="time">
            <text:p>00:06:45</text:p>
          </table:table-cell>
          <table:table-cell table:style-name="ce4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10S" calcext:value-type="time">
            <text:p>00:02:10</text:p>
          </table:table-cell>
          <table:table-cell table:style-name="ce4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20S" calcext:value-type="time">
            <text:p>00:06:20</text:p>
          </table:table-cell>
          <table:table-cell table:style-name="ce4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5M45S" calcext:value-type="time">
            <text:p>00:05:45</text:p>
          </table:table-cell>
          <table:table-cell table:style-name="ce4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4" office:value-type="time" office:time-value="PT00H01M45S" calcext:value-type="time">
            <text:p>00:01:45</text:p>
          </table:table-cell>
          <table:table-cell table:style-name="ce4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33S" calcext:value-type="time">
            <text:p>00:02:33</text:p>
          </table:table-cell>
          <table:table-cell table:style-name="ce4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00S" calcext:value-type="time">
            <text:p>00:02:00</text:p>
          </table:table-cell>
          <table:table-cell table:style-name="ce4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2M45S" calcext:value-type="time">
            <text:p>00:12:45</text:p>
          </table:table-cell>
          <table:table-cell table:style-name="ce4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3M05S" calcext:value-type="time">
            <text:p>00:03:05</text:p>
          </table:table-cell>
          <table:table-cell table:style-name="ce4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03M35S" calcext:value-type="time">
            <text:p>00:03:35</text:p>
          </table:table-cell>
          <table:table-cell table:style-name="ce4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10S" calcext:value-type="time">
            <text:p>00:11:10</text:p>
          </table:table-cell>
          <table:table-cell table:style-name="ce4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20S" calcext:value-type="time">
            <text:p>00:04:20</text:p>
          </table:table-cell>
          <table:table-cell table:style-name="ce4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4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12M40S" calcext:value-type="time">
            <text:p>00:12:40</text:p>
          </table:table-cell>
          <table:table-cell table:style-name="ce4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10S" calcext:value-type="time">
            <text:p>00:13:10</text:p>
          </table:table-cell>
          <table:table-cell table:style-name="ce4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50S" calcext:value-type="time">
            <text:p>00:16:50</text:p>
          </table:table-cell>
          <table:table-cell table:style-name="ce4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2M20S" calcext:value-type="time">
            <text:p>00:12:20</text:p>
          </table:table-cell>
          <table:table-cell table:style-name="ce4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30S" calcext:value-type="time">
            <text:p>00:16:30</text:p>
          </table:table-cell>
          <table:table-cell table:style-name="ce4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45S" calcext:value-type="time">
            <text:p>00:13:45</text:p>
          </table:table-cell>
          <table:table-cell table:style-name="ce4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59S" calcext:value-type="time">
            <text:p>00:11:59</text:p>
          </table:table-cell>
          <table:table-cell table:style-name="ce4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07M45S" calcext:value-type="time">
            <text:p>00:07:45</text:p>
          </table:table-cell>
          <table:table-cell table:style-name="ce4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20S" calcext:value-type="time">
            <text:p>00:11:20</text:p>
          </table:table-cell>
          <table:table-cell table:style-name="ce4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7M30S" calcext:value-type="time">
            <text:p>00:17:30</text:p>
          </table:table-cell>
          <table:table-cell table:style-name="ce4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1M25S" calcext:value-type="time">
            <text:p>00:21:25</text:p>
          </table:table-cell>
          <table:table-cell table:style-name="ce4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4" office:value-type="time" office:time-value="PT00H07M55S" calcext:value-type="time">
            <text:p>00:07:55</text:p>
          </table:table-cell>
          <table:table-cell table:style-name="ce4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2M50S" calcext:value-type="time">
            <text:p>00:32:50</text:p>
          </table:table-cell>
          <table:table-cell table:style-name="ce4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2S" calcext:value-type="time">
            <text:p>00:15:52</text:p>
          </table:table-cell>
          <table:table-cell table:style-name="ce4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5S" calcext:value-type="time">
            <text:p>00:15:55</text:p>
          </table:table-cell>
          <table:table-cell table:style-name="ce4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1M30S" calcext:value-type="time">
            <text:p>00:31:30</text:p>
          </table:table-cell>
          <table:table-cell table:style-name="ce4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2M40S" calcext:value-type="time">
            <text:p>00:32:40</text:p>
          </table:table-cell>
          <table:table-cell table:style-name="ce4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7M15S" calcext:value-type="time">
            <text:p>00:17:15</text:p>
          </table:table-cell>
          <table:table-cell table:style-name="ce4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30S" calcext:value-type="time">
            <text:p>00:21:30</text:p>
          </table:table-cell>
          <table:table-cell table:style-name="ce4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40S" calcext:value-type="time">
            <text:p>00:21:40</text:p>
          </table:table-cell>
          <table:table-cell table:style-name="ce4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6M00S" calcext:value-type="time">
            <text:p>00:16:00</text:p>
          </table:table-cell>
          <table:table-cell table:style-name="ce4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0M35S" calcext:value-type="time">
            <text:p>00:10:35</text:p>
          </table:table-cell>
          <table:table-cell table:style-name="ce4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2M10S" calcext:value-type="time">
            <text:p>00:22:10</text:p>
          </table:table-cell>
          <table:table-cell table:style-name="ce4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0M56S" calcext:value-type="time">
            <text:p>00:20:56</text:p>
          </table:table-cell>
          <table:table-cell table:style-name="ce4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7M48S" calcext:value-type="time">
            <text:p>00:37:48</text:p>
          </table:table-cell>
          <table:table-cell table:style-name="ce4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5M40S" calcext:value-type="time">
            <text:p>00:25:40</text:p>
          </table:table-cell>
          <table:table-cell table:style-name="ce4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4" office:value-type="time" office:time-value="PT00H13M00S" calcext:value-type="time">
            <text:p>00:13:00</text:p>
          </table:table-cell>
          <table:table-cell table:style-name="ce4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3M20S" calcext:value-type="time">
            <text:p>00:33:20</text:p>
          </table:table-cell>
          <table:table-cell table:style-name="ce4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8M45S" calcext:value-type="time">
            <text:p>00:28:45</text:p>
          </table:table-cell>
          <table:table-cell table:style-name="ce4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3M40S" calcext:value-type="time">
            <text:p>00:33:40</text:p>
          </table:table-cell>
          <table:table-cell table:style-name="ce4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4M00S" calcext:value-type="time">
            <text:p>00:34:00</text:p>
          </table:table-cell>
          <table:table-cell table:style-name="ce4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9M00S" calcext:value-type="time">
            <text:p>00:29:00</text:p>
          </table:table-cell>
          <table:table-cell table:style-name="ce4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0M45S" calcext:value-type="time">
            <text:p>00:20:45</text:p>
          </table:table-cell>
          <table:table-cell table:style-name="ce4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9M50S" calcext:value-type="time">
            <text:p>00:29:50</text:p>
          </table:table-cell>
          <table:table-cell table:style-name="ce4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1M50S" calcext:value-type="time">
            <text:p>00:21:50</text:p>
          </table:table-cell>
          <table:table-cell table:style-name="ce4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8M00S" calcext:value-type="time">
            <text:p>00:18:00</text:p>
          </table:table-cell>
          <table:table-cell table:style-name="ce4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1M45S" calcext:value-type="time">
            <text:p>00:11:45</text:p>
          </table:table-cell>
          <table:table-cell table:style-name="ce4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4M45S" calcext:value-type="time">
            <text:p>00:24:45</text:p>
          </table:table-cell>
          <table:table-cell table:style-name="ce4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08M25S" calcext:value-type="time">
            <text:p>00:08:25</text:p>
          </table:table-cell>
          <table:table-cell table:style-name="ce4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25S" calcext:value-type="time">
            <text:p>00:22:25</text:p>
          </table:table-cell>
          <table:table-cell table:style-name="ce4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3M20S" calcext:value-type="time">
            <text:p>00:43:20</text:p>
          </table:table-cell>
          <table:table-cell table:style-name="ce4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6M15S" calcext:value-type="time">
            <text:p>00:26:15</text:p>
          </table:table-cell>
          <table:table-cell table:style-name="ce4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7M55S" calcext:value-type="time">
            <text:p>00:27:55</text:p>
          </table:table-cell>
          <table:table-cell table:style-name="ce4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40M33S" calcext:value-type="time">
            <text:p>00:40:33</text:p>
          </table:table-cell>
          <table:table-cell table:style-name="ce4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5M05S" calcext:value-type="time">
            <text:p>00:35:05</text:p>
          </table:table-cell>
          <table:table-cell table:style-name="ce4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4" office:value-type="time" office:time-value="PT00H45M33S" calcext:value-type="time">
            <text:p>00:45:33</text:p>
          </table:table-cell>
          <table:table-cell table:style-name="ce4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5S" calcext:value-type="time">
            <text:p>00:35:25</text:p>
          </table:table-cell>
          <table:table-cell table:style-name="ce4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4M20S" calcext:value-type="time">
            <text:p>00:34:20</text:p>
          </table:table-cell>
          <table:table-cell table:style-name="ce4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2M55S" calcext:value-type="time">
            <text:p>00:42:55</text:p>
          </table:table-cell>
          <table:table-cell table:style-name="ce4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05S" calcext:value-type="time">
            <text:p>00:24:05</text:p>
          </table:table-cell>
          <table:table-cell table:style-name="ce4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0M40S" calcext:value-type="time">
            <text:p>00:30:40</text:p>
          </table:table-cell>
          <table:table-cell table:style-name="ce4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10S" calcext:value-type="time">
            <text:p>00:24:10</text:p>
          </table:table-cell>
          <table:table-cell table:style-name="ce4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5M30S" calcext:value-type="time">
            <text:p>00:15:30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23M40S" calcext:value-type="time">
            <text:p>00:23:40</text:p>
          </table:table-cell>
          <table:table-cell table:style-name="ce4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8M30S" calcext:value-type="time">
            <text:p>00:18:30</text:p>
          </table:table-cell>
          <table:table-cell table:style-name="ce4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4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1M22S" calcext:value-type="time">
            <text:p>00:11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32M00S" calcext:value-type="time">
            <text:p>00:32:00</text:p>
          </table:table-cell>
          <table:table-cell table:style-name="ce4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3M48S" calcext:value-type="time">
            <text:p>00:43:48</text:p>
          </table:table-cell>
          <table:table-cell table:style-name="ce4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2M30S" calcext:value-type="time">
            <text:p>00:32:30</text:p>
          </table:table-cell>
          <table:table-cell table:style-name="ce4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4M35S" calcext:value-type="time">
            <text:p>00:34:35</text:p>
          </table:table-cell>
          <table:table-cell table:style-name="ce4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56M03S" calcext:value-type="time">
            <text:p>00:56:03</text:p>
          </table:table-cell>
          <table:table-cell table:style-name="ce4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9M30S" calcext:value-type="time">
            <text:p>00:39:30</text:p>
          </table:table-cell>
          <table:table-cell table:style-name="ce4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0S" calcext:value-type="time">
            <text:p>00:35:20</text:p>
          </table:table-cell>
          <table:table-cell table:style-name="ce4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4" office:value-type="time" office:time-value="PT00H45M37S" calcext:value-type="time">
            <text:p>00:45:37</text:p>
          </table:table-cell>
          <table:table-cell table:style-name="ce4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4" office:value-type="time" office:time-value="PT00H36M03S" calcext:value-type="time">
            <text:p>00:36:03</text:p>
          </table:table-cell>
          <table:table-cell table:style-name="ce4"/>
          <table:table-cell office:value-type="string" calcext:value-type="string">
            <text:p>OUTBOX</text:p>
          </table:table-cell>
          <table:table-cell table:style-name="ce4" office:value-type="time" office:time-value="PT00H45M25S" calcext:value-type="time">
            <text:p>00:45:25</text:p>
          </table:table-cell>
          <table:table-cell table:style-name="ce4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4" office:value-type="time" office:time-value="PT00H26M05S" calcext:value-type="time">
            <text:p>00:26:05</text:p>
          </table:table-cell>
          <table:table-cell table:style-name="ce4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2M25S" calcext:value-type="time">
            <text:p>00:32:25</text:p>
          </table:table-cell>
          <table:table-cell table:style-name="ce4"/>
          <table:table-cell office:value-type="string" calcext:value-type="string">
            <text:p>OUTRO</text:p>
          </table:table-cell>
          <table:table-cell table:style-name="ce4" office:value-type="time" office:time-value="PT00H27M53S" calcext:value-type="time">
            <text:p>00:27:53</text:p>
          </table:table-cell>
          <table:table-cell table:style-name="ce4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25M25S" calcext:value-type="time">
            <text:p>00:25:25</text:p>
          </table:table-cell>
          <table:table-cell table:style-name="ce4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0M10S" calcext:value-type="time">
            <text:p>00:20:10</text:p>
          </table:table-cell>
          <table:table-cell table:style-name="ce4"/>
          <table:table-cell office:value-type="string" calcext:value-type="string">
            <text:p>BOARD OVERVIEW?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0M35S" calcext:value-type="time">
            <text:p>00:30:35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32M22S" calcext:value-type="time">
            <text:p>00:32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44M20S" calcext:value-type="time">
            <text:p>00:44:20</text:p>
          </table:table-cell>
          <table:table-cell table:style-name="ce4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3M15S" calcext:value-type="time">
            <text:p>00:33:15</text:p>
          </table:table-cell>
          <table:table-cell table:style-name="ce4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37M15S" calcext:value-type="time">
            <text:p>00:37:15</text:p>
          </table:table-cell>
          <table:table-cell table:style-name="ce4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59M48S" calcext:value-type="time">
            <text:p>00:59:48</text:p>
          </table:table-cell>
          <table:table-cell table:style-name="ce4"/>
          <table:table-cell office:value-type="string" calcext:value-type="string">
            <text:p>MONEYBOX</text:p>
          </table:table-cell>
          <table:table-cell table:style-name="ce4" office:value-type="time" office:time-value="PT00H43M30S" calcext:value-type="time">
            <text:p>00:43:30</text:p>
          </table:table-cell>
          <table:table-cell table:style-name="ce4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7M45S" calcext:value-type="time">
            <text:p>00:37:45</text:p>
          </table:table-cell>
          <table:table-cell table:style-name="ce4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45M50S" calcext:value-type="time">
            <text:p>00:45:50</text:p>
          </table:table-cell>
          <table:table-cell table:style-name="ce4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8M45S" calcext:value-type="time">
            <text:p>00:38:45</text:p>
          </table:table-cell>
          <table:table-cell table:style-name="ce4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8M18S" calcext:value-type="time">
            <text:p>00:28:18</text:p>
          </table:table-cell>
          <table:table-cell table:style-name="ce4"/>
          <table:table-cell table:number-columns-repeated="9"/>
          <table:table-cell office:value-type="string" calcext:value-type="string">
            <text:p>MODULES CONTINUUM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U12]-[.U11]" office:value-type="time" office:time-value="PT00H00M25S" calcext:value-type="time">
            <text:p>00:00:25</text:p>
          </table:table-cell>
          <table:table-cell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17M50S" calcext:value-type="time">
            <text:p>00:17:50</text:p>
          </table:table-cell>
          <table:table-cell table:style-name="ce4"/>
          <table:table-cell/>
          <table:table-cell table:style-name="ce4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4" office:value-type="time" office:time-value="PT00H44M40S" calcext:value-type="time">
            <text:p>00:44:40</text:p>
          </table:table-cell>
          <table:table-cell table:style-name="ce4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5M00S" calcext:value-type="time">
            <text:p>00:35:00</text:p>
          </table:table-cell>
          <table:table-cell table:style-name="ce4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45M20S" calcext:value-type="time">
            <text:p>00:45:20</text:p>
          </table:table-cell>
          <table:table-cell table:style-name="ce4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4" office:value-type="time" office:time-value="PT00H46M20S" calcext:value-type="time">
            <text:p>00:46:20</text:p>
          </table:table-cell>
          <table:table-cell table:style-name="ce4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9M40S" calcext:value-type="time">
            <text:p>00:39:40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48M30S" calcext:value-type="time">
            <text:p>00:48:30</text:p>
          </table:table-cell>
          <table:table-cell table:style-name="ce4"/>
          <table:table-cell/>
          <table:table-cell table:style-name="ce4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4" office:value-type="time" office:time-value="PT00H26M55S" calcext:value-type="time">
            <text:p>00:26:55</text:p>
          </table:table-cell>
          <table:table-cell table:style-name="ce4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4" office:value-type="time" office:time-value="PT00H45M15S" calcext:value-type="time">
            <text:p>00:45:15</text:p>
          </table:table-cell>
          <table:table-cell table:style-name="ce4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5M42S" calcext:value-type="time">
            <text:p>00:35:42</text:p>
          </table:table-cell>
          <table:table-cell table:style-name="ce4"/>
          <table:table-cell office:value-type="string" calcext:value-type="string">
            <text:p>NON-FUNCTIONAL CONTINUUM </text:p>
          </table:table-cell>
          <table:table-cell table:style-name="ce4" office:value-type="time" office:time-value="PT00H47M45S" calcext:value-type="time">
            <text:p>00:47:45</text:p>
          </table:table-cell>
          <table:table-cell table:style-name="ce4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44M35S" calcext:value-type="time">
            <text:p>00:44:35</text:p>
          </table:table-cell>
          <table:table-cell table:style-name="ce4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4" office:value-type="time" office:time-value="PT00H38M50S" calcext:value-type="time">
            <text:p>00:38:50</text:p>
          </table:table-cell>
          <table:table-cell table:style-name="ce4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46M33S" calcext:value-type="time">
            <text:p>00:46:33</text:p>
          </table:table-cell>
          <table:table-cell table:style-name="ce4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"/>
          <table:table-cell table:style-name="ce4" table:number-columns-repeated="2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NON-CORE CONTINUUM </text:p>
          </table:table-cell>
          <table:table-cell table:style-name="ce4" office:value-type="time" office:time-value="PT00H49M00S" calcext:value-type="time">
            <text:p>00:49:00</text:p>
          </table:table-cell>
          <table:table-cell table:style-name="ce4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4" office:value-type="time" office:time-value="PT00H50M20S" calcext:value-type="time">
            <text:p>00:50:20</text:p>
          </table:table-cell>
          <table:table-cell table:style-name="ce4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40M15S" calcext:value-type="time">
            <text:p>00:40:15</text:p>
          </table:table-cell>
          <table:table-cell table:style-name="ce4"/>
          <table:table-cell office:value-type="string" calcext:value-type="string">
            <text:p>NON-FUNCTIONAL CONTINUUM</text:p>
          </table:table-cell>
          <table:table-cell table:style-name="ce4" office:value-type="time" office:time-value="PT00H47M30S" calcext:value-type="time">
            <text:p>00:47:30</text:p>
          </table:table-cell>
          <table:table-cell table:style-name="ce4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19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51M28S" calcext:value-type="time">
            <text:p>00:51:28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53M13S" calcext:value-type="time">
            <text:p>00:53:13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49M40S" calcext:value-type="time">
            <text:p>00:49:40</text:p>
          </table:table-cell>
          <table:table-cell table:style-name="ce4"/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38"/>
          <table:table-cell table:style-name="ce4"/>
          <table:table-cell table:number-columns-repeated="8"/>
        </table:table-row>
        <table:table-row table:style-name="ro1">
          <table:table-cell table:style-name="ce6" office:value-type="string" calcext:value-type="string">
            <text:p>Recording length</text:p>
          </table:table-cell>
          <table:table-cell/>
          <table:table-cell table:style-name="ce4" office:value-type="time" office:time-value="PT00H36M36S" calcext:value-type="time">
            <text:p>00:36:36</text:p>
          </table:table-cell>
          <table:table-cell table:style-name="ce4" table:number-columns-repeated="2"/>
          <table:table-cell table:style-name="ce4" office:value-type="time" office:time-value="PT00H48M53S" calcext:value-type="time">
            <text:p>00:48:53</text:p>
          </table:table-cell>
          <table:table-cell table:style-name="ce4" table:number-columns-repeated="2"/>
          <table:table-cell table:style-name="ce4" office:value-type="time" office:time-value="PT00H28M30S" calcext:value-type="time">
            <text:p>00:28:30</text:p>
          </table:table-cell>
          <table:table-cell table:style-name="ce4" table:number-columns-repeated="2"/>
          <table:table-cell table:style-name="ce4" office:value-type="time" office:time-value="PT00H33M51S" calcext:value-type="time">
            <text:p>00:33:51</text:p>
          </table:table-cell>
          <table:table-cell table:style-name="ce4" table:number-columns-repeated="2"/>
          <table:table-cell table:style-name="ce4" office:value-type="time" office:time-value="PT00H28M16S" calcext:value-type="time">
            <text:p>00:28:16</text:p>
          </table:table-cell>
          <table:table-cell table:style-name="ce4" table:number-columns-repeated="2"/>
          <table:table-cell table:style-name="ce4" office:value-type="time" office:time-value="PT00H17M47S" calcext:value-type="time">
            <text:p>00:17:47</text:p>
          </table:table-cell>
          <table:table-cell table:style-name="ce4" table:number-columns-repeated="2"/>
          <table:table-cell table:style-name="ce4" office:value-type="time" office:time-value="PT00H27M08S" calcext:value-type="time">
            <text:p>00:27:08</text:p>
          </table:table-cell>
          <table:table-cell table:style-name="ce4" table:number-columns-repeated="2"/>
          <table:table-cell table:style-name="ce4" office:value-type="time" office:time-value="PT00H20M26S" calcext:value-type="time">
            <text:p>00:20:26</text:p>
          </table:table-cell>
          <table:table-cell table:style-name="ce4" table:number-columns-repeated="2"/>
          <table:table-cell table:style-name="ce4" office:value-type="time" office:time-value="PT00H19M03S" calcext:value-type="time">
            <text:p>00:19:03</text:p>
          </table:table-cell>
          <table:table-cell table:style-name="ce4" table:number-columns-repeated="2"/>
          <table:table-cell table:style-name="ce4" office:value-type="time" office:time-value="PT00H31M13S" calcext:value-type="time">
            <text:p>00:31:13</text:p>
          </table:table-cell>
          <table:table-cell table:style-name="ce4" table:number-columns-repeated="2"/>
          <table:table-cell table:style-name="ce4" office:value-type="time" office:time-value="PT00H11M57S" calcext:value-type="time">
            <text:p>00:11:57</text:p>
          </table:table-cell>
          <table:table-cell table:style-name="ce4" table:number-columns-repeated="2"/>
          <table:table-cell table:style-name="ce4" office:value-type="time" office:time-value="PT00H34M28S" calcext:value-type="time">
            <text:p>00:34:28</text:p>
          </table:table-cell>
          <table:table-cell table:style-name="ce4" table:number-columns-repeated="2"/>
          <table:table-cell table:style-name="ce4" office:value-type="time" office:time-value="PT00H47M33S" calcext:value-type="time">
            <text:p>00:47:33</text:p>
          </table:table-cell>
          <table:table-cell table:style-name="ce4" table:number-columns-repeated="2"/>
          <table:table-cell table:style-name="ce4" office:value-type="time" office:time-value="PT00H36M06S" calcext:value-type="time">
            <text:p>00:36:06</text:p>
          </table:table-cell>
          <table:table-cell table:style-name="ce4" table:number-columns-repeated="2"/>
          <table:table-cell table:style-name="ce4" office:value-type="time" office:time-value="PT00H51M44S" calcext:value-type="time">
            <text:p>00:51:44</text:p>
          </table:table-cell>
          <table:table-cell table:style-name="ce4" table:number-columns-repeated="2"/>
          <table:table-cell table:style-name="ce4" office:value-type="time" office:time-value="PT01H00M21S" calcext:value-type="time">
            <text:p>01:00:21</text:p>
          </table:table-cell>
          <table:table-cell table:style-name="ce4" table:number-columns-repeated="2"/>
          <table:table-cell table:style-name="ce4" office:value-type="time" office:time-value="PT00H53M35S" calcext:value-type="time">
            <text:p>00:53:35</text:p>
          </table:table-cell>
          <table:table-cell table:style-name="ce4" table:number-columns-repeated="2"/>
          <table:table-cell table:style-name="ce4" office:value-type="time" office:time-value="PT00H40M29S" calcext:value-type="time">
            <text:p>00:40:29</text:p>
          </table:table-cell>
          <table:table-cell table:style-name="ce4" table:number-columns-repeated="2"/>
          <table:table-cell table:style-name="ce4" office:value-type="time" office:time-value="PT00H49M57S" calcext:value-type="time">
            <text:p>00:49:57</text:p>
          </table:table-cell>
          <table:table-cell table:style-name="ce4" table:number-columns-repeated="2"/>
          <table:table-cell table:style-name="ce4" office:value-type="time" office:time-value="PT00H41M11S" calcext:value-type="time">
            <text:p>00:41:11</text:p>
          </table:table-cell>
          <table:table-cell table:style-name="ce4"/>
          <table:table-cell table:number-columns-repeated="8"/>
        </table:table-row>
        <table:table-row table:style-name="ro3">
          <table:table-cell table:style-name="ce6" office:value-type="string" calcext:value-type="string">
            <text:p>Length between intro and outro</text:p>
          </table:table-cell>
          <table:table-cell/>
          <table:table-cell table:style-name="ce4" table:formula="of:=[.C10]-[.C5]" office:value-type="time" office:time-value="PT00H21M33S" calcext:value-type="time">
            <text:p>00:21:33</text:p>
          </table:table-cell>
          <table:table-cell table:style-name="ce4" table:number-columns-repeated="2"/>
          <table:table-cell table:style-name="ce4" table:formula="of:=[.F12]-[.F5]" office:value-type="time" office:time-value="PT00H38M20S" calcext:value-type="time">
            <text:p>00:38:20</text:p>
          </table:table-cell>
          <table:table-cell table:style-name="ce4" table:number-columns-repeated="2"/>
          <table:table-cell table:style-name="ce4" table:formula="of:=[.I11]-[.I5]" office:value-type="time" office:time-value="PT00H16M53S" calcext:value-type="time">
            <text:p>00:16:53</text:p>
          </table:table-cell>
          <table:table-cell table:style-name="ce4" table:number-columns-repeated="2"/>
          <table:table-cell table:style-name="ce4" table:formula="of:=[.L10]-[.L5]" office:value-type="time" office:time-value="PT00H27M45S" calcext:value-type="time">
            <text:p>00:27:45</text:p>
          </table:table-cell>
          <table:table-cell table:style-name="ce4" table:number-columns-repeated="2"/>
          <table:table-cell table:style-name="ce4" table:formula="of:=[.O10]-[.O5]" office:value-type="time" office:time-value="PT00H19M38S" calcext:value-type="time">
            <text:p>00:19:38</text:p>
          </table:table-cell>
          <table:table-cell table:style-name="ce4" table:number-columns-repeated="2"/>
          <table:table-cell table:style-name="ce4" table:formula="of:=[.R9]-[.R5]" office:value-type="time" office:time-value="PT00H08M00S" calcext:value-type="time">
            <text:p>00:08:00</text:p>
          </table:table-cell>
          <table:table-cell table:style-name="ce4" table:number-columns-repeated="2"/>
          <table:table-cell table:style-name="ce4" table:formula="of:=[.U12]-[.U5]" office:value-type="time" office:time-value="PT00H23M25S" calcext:value-type="time">
            <text:p>00:23:25</text:p>
          </table:table-cell>
          <table:table-cell table:style-name="ce4" table:number-columns-repeated="2"/>
          <table:table-cell table:style-name="ce4" table:formula="of:=[.X10]-[.X5]" office:value-type="time" office:time-value="PT00H13M25S" calcext:value-type="time">
            <text:p>00:13:25</text:p>
          </table:table-cell>
          <table:table-cell table:style-name="ce4" table:number-columns-repeated="2"/>
          <table:table-cell table:style-name="ce4" table:formula="of:=[.AA11]-[.AA5]" office:value-type="time" office:time-value="PT00H15M40S" calcext:value-type="time">
            <text:p>00:15:40</text:p>
          </table:table-cell>
          <table:table-cell table:style-name="ce4" table:number-columns-repeated="2"/>
          <table:table-cell table:style-name="ce4" table:formula="of:=[.AD10]-[.AD5]" office:value-type="time" office:time-value="PT00H24M15S" calcext:value-type="time">
            <text:p>00:24:15</text:p>
          </table:table-cell>
          <table:table-cell table:style-name="ce4" table:number-columns-repeated="2"/>
          <table:table-cell table:style-name="ce4" table:formula="of:=[.AG9]-[.AG4]" office:value-type="time" office:time-value="PT00H11M07S" calcext:value-type="time">
            <text:p>00:11:07</text:p>
          </table:table-cell>
          <table:table-cell table:style-name="ce4" table:number-columns-repeated="2"/>
          <table:table-cell table:style-name="ce4" table:formula="of:=[.AJ10]-[.AJ5]" office:value-type="time" office:time-value="PT00H24M22S" calcext:value-type="time">
            <text:p>00:24:22</text:p>
          </table:table-cell>
          <table:table-cell table:style-name="ce4" table:number-columns-repeated="2"/>
          <table:table-cell table:style-name="ce4" table:formula="of:=[.AM13]-[.AM5]" office:value-type="time" office:time-value="PT00H45M05S" calcext:value-type="time">
            <text:p>00:45:05</text:p>
          </table:table-cell>
          <table:table-cell table:style-name="ce4" table:number-columns-repeated="2"/>
          <table:table-cell table:style-name="ce4" table:formula="of:=[.AP12]-[.AP5]" office:value-type="time" office:time-value="PT00H33M09S" calcext:value-type="time">
            <text:p>00:33:09</text:p>
          </table:table-cell>
          <table:table-cell table:style-name="ce4" table:number-columns-repeated="2"/>
          <table:table-cell table:style-name="ce4" table:formula="of:=[.AS14]-[.AS5]" office:value-type="time" office:time-value="PT00H49M28S" calcext:value-type="time">
            <text:p>00:49:28</text:p>
          </table:table-cell>
          <table:table-cell table:style-name="ce4" table:number-columns-repeated="2"/>
          <table:table-cell table:style-name="ce4" table:formula="of:=[.AV10]-[.AV5]" office:value-type="time" office:time-value="PT00H47M03S" calcext:value-type="time">
            <text:p>00:47:03</text:p>
          </table:table-cell>
          <table:table-cell table:style-name="ce4" table:number-columns-repeated="2"/>
          <table:table-cell table:style-name="ce4" table:formula="of:=[.AY14]-[.AY5]" office:value-type="time" office:time-value="PT00H50M08S" calcext:value-type="time">
            <text:p>00:50:08</text:p>
          </table:table-cell>
          <table:table-cell table:style-name="ce4" table:number-columns-repeated="2"/>
          <table:table-cell table:style-name="ce4" table:formula="of:=[.BB13]-[.BB5]" office:value-type="time" office:time-value="PT00H36M40S" calcext:value-type="time">
            <text:p>00:36:40</text:p>
          </table:table-cell>
          <table:table-cell table:style-name="ce4" table:number-columns-repeated="2"/>
          <table:table-cell table:style-name="ce4" table:formula="of:=[.BE14]-[.BE5]" office:value-type="time" office:time-value="PT00H38M30S" calcext:value-type="time">
            <text:p>00:38:30</text:p>
          </table:table-cell>
          <table:table-cell table:style-name="ce4" table:number-columns-repeated="2"/>
          <table:table-cell table:style-name="ce4" table:formula="of:=[.BH11]-[.BH5]" office:value-type="time" office:time-value="PT00H35M20S" calcext:value-type="time">
            <text:p>00:35:20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6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9" calcext:value-type="float">
            <text:p>9</text:p>
          </table:table-cell>
          <table:table-cell table:style-name="ce4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8"/>
        </table:table-row>
        <table:table-row table:style-name="ro3">
          <table:table-cell table:style-name="ce6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4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0000-00-00T00:00:02.002415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04-11T12:59:35.855880000</dc:date>
    <meta:editing-duration>P3DT4H58M43S</meta:editing-duration>
    <meta:editing-cycles>23</meta:editing-cycles>
    <meta:generator>LibreOffice/4.1.2.3$MacOSX_x86 LibreOffice_project/40b2d7fde7e8d2d7bc5a449dc65df4d08a7dd38</meta:generator>
    <meta:document-statistic meta:table-count="3" meta:cell-count="1304" meta:object-count="0"/>
  </office:meta>
</office:document-meta>
</file>